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2.79mm"/>
    </style:style>
    <style:style style:name="co23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3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5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7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1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9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1" style:family="table-cell" style:parent-style-name="Default">
      <style:map style:condition="cell-content()=&quot;&quot;" style:apply-style-name="Cellule_20_invalide" style:base-cell-address="Feuille1.A70"/>
    </style:style>
    <style:style style:name="ce44" style:family="table-cell" style:parent-style-name="Default">
      <style:map style:condition="cell-content()=&quot;&quot;" style:apply-style-name="Cellule_20_invalide" style:base-cell-address="Feuille1.C71"/>
    </style:style>
    <style:style style:name="ce50" style:family="table-cell" style:parent-style-name="Default">
      <style:map style:condition="cell-content()=&quot;&quot;" style:apply-style-name="Cellule_20_invalide" style:base-cell-address="Feuille1.C72"/>
    </style:style>
    <style:style style:name="ce61" style:family="table-cell" style:parent-style-name="Default">
      <style:map style:condition="cell-content()=&quot;&quot;" style:apply-style-name="Cellule_20_invalide" style:base-cell-address="Feuille1.A73"/>
    </style:style>
    <style:style style:name="ce62" style:family="table-cell" style:parent-style-name="Default">
      <style:map style:condition="cell-content()=&quot;&quot;" style:apply-style-name="Cellule_20_invalide" style:base-cell-address="Feuille1.A75"/>
    </style:style>
    <style:style style:name="ce86" style:family="table-cell" style:parent-style-name="Default">
      <style:map style:condition="cell-content()=&quot;&quot;" style:apply-style-name="Cellule_20_invalide" style:base-cell-address="Feuille1.A77"/>
    </style:style>
    <style:style style:name="ce145" style:family="table-cell" style:parent-style-name="Default">
      <style:map style:condition="cell-content()=&quot;&quot;" style:apply-style-name="Cellule_20_invalide" style:base-cell-address="Feuille1.A78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3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5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7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8]=0)" style:apply-style-name="Cellule_20_grisée" style:base-cell-address="Feuille1.G78"/>
      <style:map style:condition="is-true-formula(AND([.F78]&lt;&gt;0;[.G78]=&quot;&quot;))" style:apply-style-name="Cellule_20_invalide" style:base-cell-address="Feuille1.G78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3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9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6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4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6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3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6"/>
      <style:map style:condition="is-true-formula(AND(#REF!&gt;1;#REF!=&quot;&quot;))" style:apply-style-name="Cellule_20_invalide" style:base-cell-address="Feuille1.O66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3"/>
      <style:map style:condition="is-true-formula(AND(#REF!&gt;1;#REF!=&quot;&quot;))" style:apply-style-name="Cellule_20_invalide" style:base-cell-address="Feuille1.O73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4"/>
      <style:map style:condition="is-true-formula(AND(#REF!&gt;1;#REF!=&quot;&quot;))" style:apply-style-name="Cellule_20_invalide" style:base-cell-address="Feuille1.O74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5"/>
      <style:map style:condition="is-true-formula(AND(#REF!&gt;1;#REF!=&quot;&quot;))" style:apply-style-name="Cellule_20_invalide" style:base-cell-address="Feuille1.O75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6"/>
      <style:map style:condition="is-true-formula(AND(#REF!&gt;1;#REF!=&quot;&quot;))" style:apply-style-name="Cellule_20_invalide" style:base-cell-address="Feuille1.O76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7"/>
      <style:map style:condition="is-true-formula(AND(#REF!&gt;1;#REF!=&quot;&quot;))" style:apply-style-name="Cellule_20_invalide" style:base-cell-address="Feuille1.O77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8"/>
      <style:map style:condition="is-true-formula(AND(#REF!&gt;1;#REF!=&quot;&quot;))" style:apply-style-name="Cellule_20_invalide" style:base-cell-address="Feuille1.O78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6"/>
      <style:map style:condition="is-true-formula(AND(#REF!&gt;1;#REF!=&quot;&quot;))" style:apply-style-name="Cellule_20_invalide" style:base-cell-address="Feuille1.P66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3"/>
      <style:map style:condition="is-true-formula(AND(#REF!&gt;1;#REF!=&quot;&quot;))" style:apply-style-name="Cellule_20_invalide" style:base-cell-address="Feuille1.P73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10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6"/>
      <style:map style:condition="is-true-formula(AND(#REF!&gt;1;#REF!=&quot;&quot;))" style:apply-style-name="Cellule_20_invalide" style:base-cell-address="Feuille1.Q66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9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3"/>
      <style:map style:condition="is-true-formula(AND(#REF!&gt;1;#REF!=&quot;&quot;))" style:apply-style-name="Cellule_20_invalide" style:base-cell-address="Feuille1.Q73"/>
    </style:style>
    <style:style style:name="ce9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1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10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6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3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5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7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8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3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4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5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6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7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8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9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0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U73"/>
      <style:map style:condition="is-true-formula(AND([.T73]&lt;&gt;0;[.U73]=&quot;&quot;))" style:apply-style-name="Cellule_20_invalide" style:base-cell-address="Feuille1.U73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U74"/>
      <style:map style:condition="is-true-formula(AND([.T74]&lt;&gt;0;[.U74]=&quot;&quot;))" style:apply-style-name="Cellule_20_invalide" style:base-cell-address="Feuille1.U74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U75"/>
      <style:map style:condition="is-true-formula(AND([.T75]&lt;&gt;0;[.U75]=&quot;&quot;))" style:apply-style-name="Cellule_20_invalide" style:base-cell-address="Feuille1.U75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U76"/>
      <style:map style:condition="is-true-formula(AND([.T76]&lt;&gt;0;[.U76]=&quot;&quot;))" style:apply-style-name="Cellule_20_invalide" style:base-cell-address="Feuille1.U76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U78"/>
      <style:map style:condition="is-true-formula(AND([.T78]&lt;&gt;0;[.U78]=&quot;&quot;))" style:apply-style-name="Cellule_20_invalide" style:base-cell-address="Feuille1.U78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U79"/>
      <style:map style:condition="is-true-formula(AND([.T79]&lt;&gt;0;[.U79]=&quot;&quot;))" style:apply-style-name="Cellule_20_invalide" style:base-cell-address="Feuille1.U79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U80"/>
      <style:map style:condition="is-true-formula(AND([.T80]&lt;&gt;0;[.U80]=&quot;&quot;))" style:apply-style-name="Cellule_20_invalide" style:base-cell-address="Feuille1.U80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V73"/>
      <style:map style:condition="is-true-formula(AND([.T73]&lt;&gt;0;[.V73]=&quot;&quot;))" style:apply-style-name="Cellule_20_invalide" style:base-cell-address="Feuille1.V73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V74"/>
      <style:map style:condition="is-true-formula(AND([.T74]&lt;&gt;0;[.V74]=&quot;&quot;))" style:apply-style-name="Cellule_20_invalide" style:base-cell-address="Feuille1.V74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V75"/>
      <style:map style:condition="is-true-formula(AND([.T75]&lt;&gt;0;[.V75]=&quot;&quot;))" style:apply-style-name="Cellule_20_invalide" style:base-cell-address="Feuille1.V75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V76"/>
      <style:map style:condition="is-true-formula(AND([.T76]&lt;&gt;0;[.V76]=&quot;&quot;))" style:apply-style-name="Cellule_20_invalide" style:base-cell-address="Feuille1.V76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V78"/>
      <style:map style:condition="is-true-formula(AND([.T78]&lt;&gt;0;[.V78]=&quot;&quot;))" style:apply-style-name="Cellule_20_invalide" style:base-cell-address="Feuille1.V78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V79"/>
      <style:map style:condition="is-true-formula(AND([.T79]&lt;&gt;0;[.V79]=&quot;&quot;))" style:apply-style-name="Cellule_20_invalide" style:base-cell-address="Feuille1.V79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V80"/>
      <style:map style:condition="is-true-formula(AND([.T80]&lt;&gt;0;[.V80]=&quot;&quot;))" style:apply-style-name="Cellule_20_invalide" style:base-cell-address="Feuille1.V80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3]=0)" style:apply-style-name="Cellule_20_grisée" style:base-cell-address="Feuille1.W73"/>
      <style:map style:condition="is-true-formula(AND([.T73]&lt;&gt;0;[.W73]=&quot;&quot;))" style:apply-style-name="Cellule_20_invalide" style:base-cell-address="Feuille1.W73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4]=0)" style:apply-style-name="Cellule_20_grisée" style:base-cell-address="Feuille1.W74"/>
      <style:map style:condition="is-true-formula(AND([.T74]&lt;&gt;0;[.W74]=&quot;&quot;))" style:apply-style-name="Cellule_20_invalide" style:base-cell-address="Feuille1.W74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5]=0)" style:apply-style-name="Cellule_20_grisée" style:base-cell-address="Feuille1.W75"/>
      <style:map style:condition="is-true-formula(AND([.T75]&lt;&gt;0;[.W75]=&quot;&quot;))" style:apply-style-name="Cellule_20_invalide" style:base-cell-address="Feuille1.W75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6]=0)" style:apply-style-name="Cellule_20_grisée" style:base-cell-address="Feuille1.W76"/>
      <style:map style:condition="is-true-formula(AND([.T76]&lt;&gt;0;[.W76]=&quot;&quot;))" style:apply-style-name="Cellule_20_invalide" style:base-cell-address="Feuille1.W76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8]=0)" style:apply-style-name="Cellule_20_grisée" style:base-cell-address="Feuille1.W78"/>
      <style:map style:condition="is-true-formula(AND([.T78]&lt;&gt;0;[.W78]=&quot;&quot;))" style:apply-style-name="Cellule_20_invalide" style:base-cell-address="Feuille1.W78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9]=0)" style:apply-style-name="Cellule_20_grisée" style:base-cell-address="Feuille1.W79"/>
      <style:map style:condition="is-true-formula(AND([.T79]&lt;&gt;0;[.W79]=&quot;&quot;))" style:apply-style-name="Cellule_20_invalide" style:base-cell-address="Feuille1.W79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0]=0)" style:apply-style-name="Cellule_20_grisée" style:base-cell-address="Feuille1.W80"/>
      <style:map style:condition="is-true-formula(AND([.T80]&lt;&gt;0;[.W80]=&quot;&quot;))" style:apply-style-name="Cellule_20_invalide" style:base-cell-address="Feuille1.W80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6"/>
        <table:table-column table:style-name="co5" table:default-cell-style-name="ce166"/>
        <table:table-column table:style-name="co6" table:default-cell-style-name="ce166"/>
        <table:table-column table:style-name="co7" table:default-cell-style-name="ce561"/>
        <table:table-column table:style-name="co8" table:default-cell-style-name="ce166"/>
        <table:table-column table:style-name="co9" table:default-cell-style-name="ce166"/>
        <table:table-column table:style-name="co10" table:default-cell-style-name="ce166"/>
        <table:table-column table:style-name="co11" table:default-cell-style-name="ce166"/>
        <table:table-column table:style-name="co12" table:default-cell-style-name="ce166"/>
        <table:table-column table:style-name="co13" table:default-cell-style-name="ce166"/>
        <table:table-column table:style-name="co14" table:default-cell-style-name="ce166"/>
        <table:table-column table:style-name="co15" table:default-cell-style-name="ce166"/>
        <table:table-column table:style-name="co16" table:default-cell-style-name="ce166"/>
        <table:table-column table:style-name="co17" table:default-cell-style-name="ce561"/>
        <table:table-column table:style-name="co18" table:default-cell-style-name="ce166"/>
        <table:table-column table:style-name="co19" table:default-cell-style-name="ce561"/>
        <table:table-column table:style-name="co20" table:default-cell-style-name="ce166"/>
        <table:table-column table:style-name="co21" table:default-cell-style-name="ce166"/>
        <table:table-column table:style-name="co22" table:default-cell-style-name="ce166"/>
        <table:table-column table:style-name="co20" table:number-columns-repeated="2" table:default-cell-style-name="ce166"/>
        <table:table-column table:style-name="co23" table:default-cell-style-name="Default"/>
        <table:table-column table:style-name="co20" table:number-columns-repeated="999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number-columns-repeated="1000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number-columns-repeated="1000"/>
        </table:table-row>
        <table:table-row table:style-name="ro1">
          <table:table-cell table:style-name="ce25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number-columns-repeated="1000"/>
        </table:table-row>
        <table:table-row table:style-name="ro1">
          <table:table-cell table:style-name="ce27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072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number-columns-repeated="1000"/>
        </table:table-row>
        <table:table-row table:style-name="ro1">
          <table:table-cell table:style-name="ce18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41" office:value-type="string" calcext:value-type="string">
            <text:p>2D/Equipment/laser_red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44" office:value-type="string" calcext:value-type="string">
            <text:p>2D/Equipment/laser_red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50" office:value-type="string" calcext:value-type="string">
            <text:p>2D/Equipment/laser_red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number-columns-repeated="1000"/>
        </table:table-row>
        <table:table-row table:style-name="ro1">
          <table:table-cell table:style-name="ce21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1" office:value-type="string" calcext:value-type="string">
            <text:p>2D/Equipment/laser_red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935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number-columns-repeated="1000"/>
        </table:table-row>
        <table:table-row table:style-name="ro1">
          <table:table-cell table:style-name="ce22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number-columns-repeated="1000"/>
        </table:table-row>
        <table:table-row table:style-name="ro1">
          <table:table-cell table:style-name="ce22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2" office:value-type="string" calcext:value-type="string">
            <text:p>2D/Equipment/laser_red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936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number-columns-repeated="1000"/>
        </table:table-row>
        <table:table-row table:style-name="ro1">
          <table:table-cell table:style-name="ce35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86" office:value-type="string" calcext:value-type="string">
            <text:p>2D/Equipment/laser_red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007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0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number-columns-repeated="1000"/>
        </table:table-row>
        <table:table-row table:style-name="ro1">
          <table:table-cell table:style-name="ce42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number-columns-repeated="1000"/>
        </table:table-row>
        <table:table-row table:style-name="ro1">
          <table:table-cell table:style-name="ce43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145" office:value-type="string" calcext:value-type="string">
            <text:p>2D/Equipment/laser_red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0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number-columns-repeated="100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K45:Feuille1.K45 Feuille1.K60:Feuille1.K60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R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I25:Feuille1.I25">
            <calcext:condition calcext:apply-style-name="Cellule invalide" calcext:value="=&quot;&quot;" calcext:base-cell-address="Feuille1.I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I33:Feuille1.I33">
            <calcext:condition calcext:apply-style-name="Cellule invalide" calcext:value="=&quot;&quot;" calcext:base-cell-address="Feuille1.I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A70:Feuille1.F70">
            <calcext:condition calcext:apply-style-name="Cellule invalide" calcext:value="=&quot;&quot;" calcext:base-cell-address="Feuille1.A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K70:Feuille1.L70 Feuille1.N70:Feuille1.N70 Feuille1.R70:Feuille1.R70">
            <calcext:condition calcext:apply-style-name="Cellule invalide" calcext:value="=&quot;&quot;" calcext:base-cell-address="Feuille1.K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B71:Feuille1.B71">
            <calcext:condition calcext:apply-style-name="Cellule invalide" calcext:value="=&quot;&quot;" calcext:base-cell-address="Feuille1.B71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D71:Feuille1.F71">
            <calcext:condition calcext:apply-style-name="Cellule invalide" calcext:value="=&quot;&quot;" calcext:base-cell-address="Feuille1.D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R73:Feuille1.S74 Feuille1.A73:Feuille1.F74">
            <calcext:condition calcext:apply-style-name="Cellule invalide" calcext:value="=&quot;&quot;" calcext:base-cell-address="Feuille1.A73"/>
          </calcext:conditional-format>
          <calcext:conditional-format calcext:target-range-address="Feuille1.Q73:Feuille1.Q74">
            <calcext:condition calcext:apply-style-name="Cellule grisée" calcext:value="formula-is(#REF!=1)" calcext:base-cell-address="Feuille1.Q73"/>
            <calcext:condition calcext:apply-style-name="Cellule invalide" calcext:value="formula-is(AND(#REF!&gt;1;#REF!=&quot;&quot;))" calcext:base-cell-address="Feuille1.Q73"/>
          </calcext:conditional-format>
          <calcext:conditional-format calcext:target-range-address="Feuille1.T73:Feuille1.T73">
            <calcext:condition calcext:apply-style-name="Cellule invalide" calcext:value="=&quot;&quot;" calcext:base-cell-address="Feuille1.T73"/>
          </calcext:conditional-format>
          <calcext:conditional-format calcext:target-range-address="Feuille1.U73:Feuille1.U73">
            <calcext:condition calcext:apply-style-name="Cellule grisée" calcext:value="formula-is([.T73]=0)" calcext:base-cell-address="Feuille1.U73"/>
            <calcext:condition calcext:apply-style-name="Cellule invalide" calcext:value="formula-is(AND([.T73]&lt;&gt;0;[.U73]=&quot;&quot;))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T73]=0)" calcext:base-cell-address="Feuille1.V73"/>
            <calcext:condition calcext:apply-style-name="Cellule invalide" calcext:value="formula-is(AND([.T73]&lt;&gt;0;[.V73]=&quot;&quot;))" calcext:base-cell-address="Feuille1.V73"/>
          </calcext:conditional-format>
          <calcext:conditional-format calcext:target-range-address="Feuille1.W73:Feuille1.X73">
            <calcext:condition calcext:apply-style-name="Cellule grisée" calcext:value="formula-is([.T73]=0)" calcext:base-cell-address="Feuille1.W73"/>
            <calcext:condition calcext:apply-style-name="Cellule invalide" calcext:value="formula-is(AND([.T73]&lt;&gt;0;[.W73]=&quot;&quot;))" calcext:base-cell-address="Feuille1.W73"/>
          </calcext:conditional-format>
          <calcext:conditional-format calcext:target-range-address="Feuille1.T74:Feuille1.T74">
            <calcext:condition calcext:apply-style-name="Cellule invalide" calcext:value="=&quot;&quot;" calcext:base-cell-address="Feuille1.T74"/>
          </calcext:conditional-format>
          <calcext:conditional-format calcext:target-range-address="Feuille1.U74:Feuille1.U74">
            <calcext:condition calcext:apply-style-name="Cellule grisée" calcext:value="formula-is([.T74]=0)" calcext:base-cell-address="Feuille1.U74"/>
            <calcext:condition calcext:apply-style-name="Cellule invalide" calcext:value="formula-is(AND([.T74]&lt;&gt;0;[.U74]=&quot;&quot;))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T74]=0)" calcext:base-cell-address="Feuille1.V74"/>
            <calcext:condition calcext:apply-style-name="Cellule invalide" calcext:value="formula-is(AND([.T74]&lt;&gt;0;[.V74]=&quot;&quot;))" calcext:base-cell-address="Feuille1.V74"/>
          </calcext:conditional-format>
          <calcext:conditional-format calcext:target-range-address="Feuille1.W74:Feuille1.X74">
            <calcext:condition calcext:apply-style-name="Cellule grisée" calcext:value="formula-is([.T74]=0)" calcext:base-cell-address="Feuille1.W74"/>
            <calcext:condition calcext:apply-style-name="Cellule invalide" calcext:value="formula-is(AND([.T74]&lt;&gt;0;[.W74]=&quot;&quot;))" calcext:base-cell-address="Feuille1.W74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R75:Feuille1.S76 Feuille1.A75:Feuille1.F76">
            <calcext:condition calcext:apply-style-name="Cellule invalide" calcext:value="=&quot;&quot;" calcext:base-cell-address="Feuille1.A75"/>
          </calcext:conditional-format>
          <calcext:conditional-format calcext:target-range-address="Feuille1.Q75:Feuille1.Q76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T75:Feuille1.T75">
            <calcext:condition calcext:apply-style-name="Cellule invalide" calcext:value="=&quot;&quot;" calcext:base-cell-address="Feuille1.T75"/>
          </calcext:conditional-format>
          <calcext:conditional-format calcext:target-range-address="Feuille1.U75:Feuille1.U75">
            <calcext:condition calcext:apply-style-name="Cellule grisée" calcext:value="formula-is([.T75]=0)" calcext:base-cell-address="Feuille1.U75"/>
            <calcext:condition calcext:apply-style-name="Cellule invalide" calcext:value="formula-is(AND([.T75]&lt;&gt;0;[.U75]=&quot;&quot;))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T75]=0)" calcext:base-cell-address="Feuille1.V75"/>
            <calcext:condition calcext:apply-style-name="Cellule invalide" calcext:value="formula-is(AND([.T75]&lt;&gt;0;[.V75]=&quot;&quot;))" calcext:base-cell-address="Feuille1.V75"/>
          </calcext:conditional-format>
          <calcext:conditional-format calcext:target-range-address="Feuille1.W75:Feuille1.X75">
            <calcext:condition calcext:apply-style-name="Cellule grisée" calcext:value="formula-is([.T75]=0)" calcext:base-cell-address="Feuille1.W75"/>
            <calcext:condition calcext:apply-style-name="Cellule invalide" calcext:value="formula-is(AND([.T75]&lt;&gt;0;[.W75]=&quot;&quot;))" calcext:base-cell-address="Feuille1.W75"/>
          </calcext:conditional-format>
          <calcext:conditional-format calcext:target-range-address="Feuille1.T76:Feuille1.T76">
            <calcext:condition calcext:apply-style-name="Cellule invalide" calcext:value="=&quot;&quot;" calcext:base-cell-address="Feuille1.T76"/>
          </calcext:conditional-format>
          <calcext:conditional-format calcext:target-range-address="Feuille1.U76:Feuille1.U76">
            <calcext:condition calcext:apply-style-name="Cellule grisée" calcext:value="formula-is([.T76]=0)" calcext:base-cell-address="Feuille1.U76"/>
            <calcext:condition calcext:apply-style-name="Cellule invalide" calcext:value="formula-is(AND([.T76]&lt;&gt;0;[.U76]=&quot;&quot;))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T76]=0)" calcext:base-cell-address="Feuille1.V76"/>
            <calcext:condition calcext:apply-style-name="Cellule invalide" calcext:value="formula-is(AND([.T76]&lt;&gt;0;[.V76]=&quot;&quot;))" calcext:base-cell-address="Feuille1.V76"/>
          </calcext:conditional-format>
          <calcext:conditional-format calcext:target-range-address="Feuille1.W76:Feuille1.X76">
            <calcext:condition calcext:apply-style-name="Cellule grisée" calcext:value="formula-is([.T76]=0)" calcext:base-cell-address="Feuille1.W76"/>
            <calcext:condition calcext:apply-style-name="Cellule invalide" calcext:value="formula-is(AND([.T76]&lt;&gt;0;[.W76]=&quot;&quot;))" calcext:base-cell-address="Feuille1.W76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N73:Feuille1.N73 Feuille1.K73:Feuille1.L73">
            <calcext:condition calcext:apply-style-name="Cellule invalide" calcext:value="=&quot;&quot;" calcext:base-cell-address="Feuille1.K73"/>
          </calcext:conditional-format>
          <calcext:conditional-format calcext:target-range-address="Feuille1.M73:Feuille1.M73">
            <calcext:condition calcext:apply-style-name="Cellule grisée" calcext:value="formula-is(#REF!=0)" calcext:base-cell-address="Feuille1.M73"/>
          </calcext:conditional-format>
          <calcext:conditional-format calcext:target-range-address="Feuille1.O73:Feuille1.O73">
            <calcext:condition calcext:apply-style-name="Cellule grisée" calcext:value="formula-is(#REF!=1)" calcext:base-cell-address="Feuille1.O73"/>
            <calcext:condition calcext:apply-style-name="Cellule invalide" calcext:value="formula-is(AND(#REF!&gt;1;#REF!=&quot;&quot;))" calcext:base-cell-address="Feuille1.O73"/>
          </calcext:conditional-format>
          <calcext:conditional-format calcext:target-range-address="Feuille1.P73:Feuille1.P73">
            <calcext:condition calcext:apply-style-name="Cellule grisée" calcext:value="formula-is(#REF!=1)" calcext:base-cell-address="Feuille1.P73"/>
            <calcext:condition calcext:apply-style-name="Cellule invalide" calcext:value="formula-is(AND(#REF!&gt;1;#REF!=&quot;&quot;))" calcext:base-cell-address="Feuille1.P73"/>
          </calcext:conditional-format>
          <calcext:conditional-format calcext:target-range-address="Feuille1.N74:Feuille1.N74 Feuille1.L74:Feuille1.L74">
            <calcext:condition calcext:apply-style-name="Cellule invalide" calcext:value="=&quot;&quot;" calcext:base-cell-address="Feuille1.L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O74:Feuille1.O74">
            <calcext:condition calcext:apply-style-name="Cellule grisée" calcext:value="formula-is(#REF!=1)" calcext:base-cell-address="Feuille1.O74"/>
            <calcext:condition calcext:apply-style-name="Cellule invalide" calcext:value="formula-is(AND(#REF!&gt;1;#REF!=&quot;&quot;))" calcext:base-cell-address="Feuille1.O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N75:Feuille1.N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O75:Feuille1.O75">
            <calcext:condition calcext:apply-style-name="Cellule grisée" calcext:value="formula-is(#REF!=1)" calcext:base-cell-address="Feuille1.O75"/>
            <calcext:condition calcext:apply-style-name="Cellule invalide" calcext:value="formula-is(AND(#REF!&gt;1;#REF!=&quot;&quot;))" calcext:base-cell-address="Feuille1.O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N76:Feuille1.N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O76:Feuille1.O76">
            <calcext:condition calcext:apply-style-name="Cellule grisée" calcext:value="formula-is(#REF!=1)" calcext:base-cell-address="Feuille1.O76"/>
            <calcext:condition calcext:apply-style-name="Cellule invalide" calcext:value="formula-is(AND(#REF!&gt;1;#REF!=&quot;&quot;))" calcext:base-cell-address="Feuille1.O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K74:Feuille1.K74">
            <calcext:condition calcext:apply-style-name="Cellule invalide" calcext:value="=&quot;&quot;" calcext:base-cell-address="Feuille1.K74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A77:Feuille1.F77">
            <calcext:condition calcext:apply-style-name="Cellule invalide" calcext:value="=&quot;&quot;" calcext:base-cell-address="Feuille1.A77"/>
          </calcext:conditional-format>
          <calcext:conditional-format calcext:target-range-address="Feuille1.N77:Feuille1.N77 Feuille1.R77:Feuille1.S77 Feuille1.K77:Feuille1.L77">
            <calcext:condition calcext:apply-style-name="Cellule invalide" calcext:value="=&quot;&quot;" calcext:base-cell-address="Feuille1.K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O77:Feuille1.O77">
            <calcext:condition calcext:apply-style-name="Cellule grisée" calcext:value="formula-is(#REF!=1)" calcext:base-cell-address="Feuille1.O77"/>
            <calcext:condition calcext:apply-style-name="Cellule invalide" calcext:value="formula-is(AND(#REF!&gt;1;#REF!=&quot;&quot;))" calcext:base-cell-address="Feuille1.O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T77:Feuille1.T77">
            <calcext:condition calcext:apply-style-name="Cellule invalide" calcext:value="=&quot;&quot;" calcext:base-cell-address="Feuille1.T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N78:Feuille1.N80 Feuille1.R78:Feuille1.S80 Feuille1.L78:Feuille1.L80 Feuille1.C78:Feuille1.F80 Feuille1.A78:Feuille1.B78 Feuille1.K78:Feuille1.K78">
            <calcext:condition calcext:apply-style-name="Cellule invalide" calcext:value="=&quot;&quot;" calcext:base-cell-address="Feuille1.A78"/>
          </calcext:conditional-format>
          <calcext:conditional-format calcext:target-range-address="Feuille1.M78:Feuille1.M80">
            <calcext:condition calcext:apply-style-name="Cellule grisée" calcext:value="formula-is(#REF!=0)" calcext:base-cell-address="Feuille1.M78"/>
          </calcext:conditional-format>
          <calcext:conditional-format calcext:target-range-address="Feuille1.O78:Feuille1.O80">
            <calcext:condition calcext:apply-style-name="Cellule grisée" calcext:value="formula-is(#REF!=1)" calcext:base-cell-address="Feuille1.O78"/>
            <calcext:condition calcext:apply-style-name="Cellule invalide" calcext:value="formula-is(AND(#REF!&gt;1;#REF!=&quot;&quot;))" calcext:base-cell-address="Feuille1.O78"/>
          </calcext:conditional-format>
          <calcext:conditional-format calcext:target-range-address="Feuille1.P78:Feuille1.P80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80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T78:Feuille1.T78">
            <calcext:condition calcext:apply-style-name="Cellule invalide" calcext:value="=&quot;&quot;" calcext:base-cell-address="Feuille1.T78"/>
          </calcext:conditional-format>
          <calcext:conditional-format calcext:target-range-address="Feuille1.U78:Feuille1.U78">
            <calcext:condition calcext:apply-style-name="Cellule grisée" calcext:value="formula-is([.T78]=0)" calcext:base-cell-address="Feuille1.U78"/>
            <calcext:condition calcext:apply-style-name="Cellule invalide" calcext:value="formula-is(AND([.T78]&lt;&gt;0;[.U78]=&quot;&quot;))" calcext:base-cell-address="Feuille1.U78"/>
          </calcext:conditional-format>
          <calcext:conditional-format calcext:target-range-address="Feuille1.V78:Feuille1.V78">
            <calcext:condition calcext:apply-style-name="Cellule grisée" calcext:value="formula-is([.T78]=0)" calcext:base-cell-address="Feuille1.V78"/>
            <calcext:condition calcext:apply-style-name="Cellule invalide" calcext:value="formula-is(AND([.T78]&lt;&gt;0;[.V78]=&quot;&quot;))" calcext:base-cell-address="Feuille1.V78"/>
          </calcext:conditional-format>
          <calcext:conditional-format calcext:target-range-address="Feuille1.W78:Feuille1.X78">
            <calcext:condition calcext:apply-style-name="Cellule grisée" calcext:value="formula-is([.T78]=0)" calcext:base-cell-address="Feuille1.W78"/>
            <calcext:condition calcext:apply-style-name="Cellule invalide" calcext:value="formula-is(AND([.T78]&lt;&gt;0;[.W78]=&quot;&quot;))" calcext:base-cell-address="Feuille1.W78"/>
          </calcext:conditional-format>
          <calcext:conditional-format calcext:target-range-address="Feuille1.T79:Feuille1.T79">
            <calcext:condition calcext:apply-style-name="Cellule invalide" calcext:value="=&quot;&quot;" calcext:base-cell-address="Feuille1.T79"/>
          </calcext:conditional-format>
          <calcext:conditional-format calcext:target-range-address="Feuille1.U79:Feuille1.U79">
            <calcext:condition calcext:apply-style-name="Cellule grisée" calcext:value="formula-is([.T79]=0)" calcext:base-cell-address="Feuille1.U79"/>
            <calcext:condition calcext:apply-style-name="Cellule invalide" calcext:value="formula-is(AND([.T79]&lt;&gt;0;[.U79]=&quot;&quot;))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T79]=0)" calcext:base-cell-address="Feuille1.V79"/>
            <calcext:condition calcext:apply-style-name="Cellule invalide" calcext:value="formula-is(AND([.T79]&lt;&gt;0;[.V79]=&quot;&quot;))" calcext:base-cell-address="Feuille1.V79"/>
          </calcext:conditional-format>
          <calcext:conditional-format calcext:target-range-address="Feuille1.W79:Feuille1.X79">
            <calcext:condition calcext:apply-style-name="Cellule grisée" calcext:value="formula-is([.T79]=0)" calcext:base-cell-address="Feuille1.W79"/>
            <calcext:condition calcext:apply-style-name="Cellule invalide" calcext:value="formula-is(AND([.T79]&lt;&gt;0;[.W79]=&quot;&quot;))" calcext:base-cell-address="Feuille1.W79"/>
          </calcext:conditional-format>
          <calcext:conditional-format calcext:target-range-address="Feuille1.T80:Feuille1.T80">
            <calcext:condition calcext:apply-style-name="Cellule invalide" calcext:value="=&quot;&quot;" calcext:base-cell-address="Feuille1.T80"/>
          </calcext:conditional-format>
          <calcext:conditional-format calcext:target-range-address="Feuille1.U80:Feuille1.U80">
            <calcext:condition calcext:apply-style-name="Cellule grisée" calcext:value="formula-is([.T80]=0)" calcext:base-cell-address="Feuille1.U80"/>
            <calcext:condition calcext:apply-style-name="Cellule invalide" calcext:value="formula-is(AND([.T80]&lt;&gt;0;[.U80]=&quot;&quot;))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T80]=0)" calcext:base-cell-address="Feuille1.V80"/>
            <calcext:condition calcext:apply-style-name="Cellule invalide" calcext:value="formula-is(AND([.T80]&lt;&gt;0;[.V80]=&quot;&quot;))" calcext:base-cell-address="Feuille1.V80"/>
          </calcext:conditional-format>
          <calcext:conditional-format calcext:target-range-address="Feuille1.W80:Feuille1.X80">
            <calcext:condition calcext:apply-style-name="Cellule grisée" calcext:value="formula-is([.T80]=0)" calcext:base-cell-address="Feuille1.W80"/>
            <calcext:condition calcext:apply-style-name="Cellule invalide" calcext:value="formula-is(AND([.T80]&lt;&gt;0;[.W80]=&quot;&quot;))" calcext:base-cell-address="Feuille1.W80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G78:Feuille1.G78">
            <calcext:condition calcext:apply-style-name="Cellule grisée" calcext:value="formula-is([.F78]=0)" calcext:base-cell-address="Feuille1.G78"/>
            <calcext:condition calcext:apply-style-name="Cellule invalide" calcext:value="formula-is(AND([.F78]&lt;&gt;0;[.G78]=&quot;&quot;))" calcext:base-cell-address="Feuille1.G78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H79:Feuille1.I79">
            <calcext:condition calcext:apply-style-name="Cellule invalide" calcext:value="=&quot;&quot;" calcext:base-cell-address="Feuille1.H79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A79:Feuille1.A79">
            <calcext:condition calcext:apply-style-name="Cellule invalide" calcext:value="=&quot;&quot;" calcext:base-cell-address="Feuille1.A79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B79:Feuille1.B79">
            <calcext:condition calcext:apply-style-name="Cellule invalide" calcext:value="=&quot;&quot;" calcext:base-cell-address="Feuille1.B79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K79:Feuille1.K79">
            <calcext:condition calcext:apply-style-name="Cellule invalide" calcext:value="=&quot;&quot;" calcext:base-cell-address="Feuille1.K79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S3:Feuille1.S3">
            <calcext:condition calcext:apply-style-name="Cellule invalide" calcext:value="=&quot;&quot;" calcext:base-cell-address="Feuille1.S3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0:Feuille1.H70">
            <calcext:condition calcext:apply-style-name="Cellule invalide" calcext:value="=&quot;&quot;" calcext:base-cell-address="Feuille1.H70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H37:Feuille1.H37">
            <calcext:condition calcext:apply-style-name="Cellule invalide" calcext:value="=&quot;&quot;" calcext:base-cell-address="Feuille1.H37"/>
          </calcext:conditional-format>
          <calcext:conditional-format calcext:target-range-address="Feuille1.H33:Feuille1.H33">
            <calcext:condition calcext:apply-style-name="Cellule invalide" calcext:value="=&quot;&quot;" calcext:base-cell-address="Feuille1.H33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H25:Feuille1.H25">
            <calcext:condition calcext:apply-style-name="Cellule invalide" calcext:value="=&quot;&quot;" calcext:base-cell-address="Feuille1.H2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N66:Feuille1.N66 Feuille1.R66:Feuille1.S66 Feuille1.L66:Feuille1.L66">
            <calcext:condition calcext:apply-style-name="Cellule invalide" calcext:value="=&quot;&quot;" calcext:base-cell-address="Feuille1.L66"/>
          </calcext:conditional-format>
          <calcext:conditional-format calcext:target-range-address="Feuille1.M66:Feuille1.M66">
            <calcext:condition calcext:apply-style-name="Cellule grisée" calcext:value="formula-is(#REF!=0)" calcext:base-cell-address="Feuille1.M66"/>
          </calcext:conditional-format>
          <calcext:conditional-format calcext:target-range-address="Feuille1.O66:Feuille1.O66">
            <calcext:condition calcext:apply-style-name="Cellule grisée" calcext:value="formula-is(#REF!=1)" calcext:base-cell-address="Feuille1.O66"/>
            <calcext:condition calcext:apply-style-name="Cellule invalide" calcext:value="formula-is(AND(#REF!&gt;1;#REF!=&quot;&quot;))" calcext:base-cell-address="Feuille1.O66"/>
          </calcext:conditional-format>
          <calcext:conditional-format calcext:target-range-address="Feuille1.P66:Feuille1.P66">
            <calcext:condition calcext:apply-style-name="Cellule grisée" calcext:value="formula-is(#REF!=1)" calcext:base-cell-address="Feuille1.P66"/>
            <calcext:condition calcext:apply-style-name="Cellule invalide" calcext:value="formula-is(AND(#REF!&gt;1;#REF!=&quot;&quot;))" calcext:base-cell-address="Feuille1.P66"/>
          </calcext:conditional-format>
          <calcext:conditional-format calcext:target-range-address="Feuille1.Q66:Feuille1.Q66">
            <calcext:condition calcext:apply-style-name="Cellule grisée" calcext:value="formula-is(#REF!=1)" calcext:base-cell-address="Feuille1.Q66"/>
            <calcext:condition calcext:apply-style-name="Cellule invalide" calcext:value="formula-is(AND(#REF!&gt;1;#REF!=&quot;&quot;))" calcext:base-cell-address="Feuille1.Q66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00:12:18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00:12:25.335000000</dc:date>
    <meta:generator>LibreOffice/5.4.4.2$Windows_X86_64 LibreOffice_project/2524958677847fb3bb44820e40380acbe820f960</meta:generator>
    <meta:editing-duration>PT5H51M16S</meta:editing-duration>
    <meta:editing-cycles>408</meta:editing-cycles>
    <meta:document-statistic meta:table-count="1" meta:cell-count="1544" meta:object-count="0"/>
  </office:meta>
</office:document-meta>
</file>